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5-09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5-06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5-03-12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4-11-0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4-09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4-05-2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4-01-3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3-11-2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3-07-1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3-04-1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3-01-2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2-11-1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2-08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2-06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2-02-0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1-03-1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0-10-0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20-03-0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9-07-10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9-04-1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9-02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8-10-1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8-08-2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8-03-1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7-11-0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7-09-0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7-05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7-01-3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6-10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6-08-1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6-04-27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6-02-01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5-11-0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5-07-1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5-05-1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5-02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4-10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4-07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4-05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4-03-0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3-10-3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3-07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3-05-0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3-02-1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2-11-0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2-07-3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2-05-03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2-01-2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1-11-0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1-07-19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1-04-20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1-01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0-10-21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0-07-2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0-04-2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10-02-1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9-11-1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9-07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9-04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9-02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8-11-1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8-07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8-06-17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8-04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8-02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7-11-0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7-07-3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7-05-1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7-01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6-10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6-07-0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6-04-2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2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1-03-1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9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0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8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7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7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7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7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2</text:p>
          </table:table-cell>
          <table:table-cell office:value-type="string" calcext:value-type="string">
            <text:p>61B <text:s/>5 SOW 091B</text:p>
          </table:table-cell>
          <table:table-cell office:value-type="string" calcext:value-type="string">
            <text:p>197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6" meta:object-count="0"/>
    <meta:user-defined meta:name="AppVersion">3.0</meta:user-defined>
  </office:meta>
</office:document-meta>
</file>